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640000006C51352CAD.png"/>
  <manifest:file-entry manifest:media-type="image/png" manifest:full-path="Pictures/10000201000000640000006C02CA44AE.png"/>
  <manifest:file-entry manifest:media-type="image/png" manifest:full-path="Pictures/100002010000005C0000005C0ED5BA48.png"/>
  <manifest:file-entry manifest:media-type="image/png" manifest:full-path="Pictures/10000000000000200000002000309F1C.png"/>
  <manifest:file-entry manifest:media-type="image/png" manifest:full-path="Pictures/100002010000005C0000005CACE913AC.png"/>
  <manifest:file-entry manifest:media-type="image/png" manifest:full-path="Pictures/10000201000000640000006C84D68550.png"/>
  <manifest:file-entry manifest:media-type="image/png" manifest:full-path="Pictures/10000201000000640000006C5D309D9D.png"/>
  <manifest:file-entry manifest:media-type="image/png" manifest:full-path="Pictures/100002010000005C0000005CEF66D77E.png"/>
  <manifest:file-entry manifest:media-type="image/png" manifest:full-path="Pictures/10000201000000640000006C9E8915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node">
      <style:graphic-properties draw:textarea-horizontal-align="justify" draw:textarea-vertical-align="middle" draw:auto-grow-height="false"/>
    </style:style>
    <style:style style:name="gr2" style:family="graphic" style:parent-style-name="observed_20_node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heads_20_1" draw:textarea-horizontal-align="center" draw:textarea-vertical-align="middle"/>
    </style:style>
    <style:style style:name="gr4" style:family="graphic" style:parent-style-name="standard">
      <style:graphic-properties draw:marker-end="Arrowheads_20_2" draw:textarea-horizontal-align="center" draw:textarea-vertical-align="middle"/>
    </style:style>
    <style:style style:name="gr5" style:family="graphic" style:parent-style-name="standard">
      <style:graphic-properties OOoLatexArgs="20§display§x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OOoLatexArgs="20§display§p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0§display§x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0§display§p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0§display§x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0§display§g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0§display§g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0§display§g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g>
          <draw:custom-shape draw:style-name="gr1" draw:text-style-name="P1" draw:id="id1" draw:layer="layout" svg:width="1.196cm" svg:height="1.246cm" svg:x="0.389cm" svg:y="0.5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id="id7" draw:layer="layout" svg:width="1.196cm" svg:height="1.246cm" svg:x="2.479cm" svg:y="0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id="id3" draw:layer="layout" svg:width="1.195cm" svg:height="1.245cm" svg:x="4.568cm" svg:y="0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id="id8" draw:layer="layout" svg:width="1.195cm" svg:height="1.245cm" svg:x="6.553cm" svg:y="0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id="id5" draw:layer="layout" svg:width="1.195cm" svg:height="1.245cm" svg:x="8.538cm" svg:y="0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id="id2" draw:layer="layout" svg:width="1.196cm" svg:height="1.246cm" svg:x="0.3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id="id4" draw:layer="layout" svg:width="1.195cm" svg:height="1.246cm" svg:x="4.56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id="id6" draw:layer="layout" svg:width="1.195cm" svg:height="1.246cm" svg:x="8.53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line-skew="-0.035cm" svg:x1="0.987cm" svg:y1="1.752cm" svg:x2="0.988cm" svg:y2="2.301cm" draw:start-shape="id1" draw:start-glue-point="8" draw:end-shape="id2" draw:end-glue-point="4" svg:d="m987 1752v240h1v309">
            <text:p/>
          </draw:connector>
          <draw:connector draw:style-name="gr3" draw:text-style-name="P1" draw:layer="layout" svg:x1="5.166cm" svg:y1="1.754cm" svg:x2="5.167cm" svg:y2="2.301cm" draw:start-shape="id3" draw:start-glue-point="8" draw:end-shape="id4" draw:end-glue-point="4" svg:d="m5166 1754v274h1v273">
            <text:p/>
          </draw:connector>
          <draw:connector draw:style-name="gr3" draw:text-style-name="P1" draw:layer="layout" svg:x1="9.136cm" svg:y1="1.756cm" svg:x2="9.137cm" svg:y2="2.301cm" draw:start-shape="id5" draw:start-glue-point="8" draw:end-shape="id6" draw:end-glue-point="4" svg:d="m9136 1756v273h1v272">
            <text:p/>
          </draw:connector>
          <draw:connector draw:style-name="gr4" draw:text-style-name="P1" draw:layer="layout" svg:x1="1.585cm" svg:y1="1.129cm" svg:x2="2.479cm" svg:y2="1.13cm" draw:start-shape="id1" draw:start-glue-point="10" draw:end-shape="id7" draw:end-glue-point="6" svg:d="m1585 1129h448v1h446">
            <text:p/>
          </draw:connector>
          <draw:connector draw:style-name="gr3" draw:text-style-name="P1" draw:layer="layout" svg:x1="3.675cm" svg:y1="1.13cm" svg:x2="4.568cm" svg:y2="1.132cm" draw:start-shape="id7" draw:start-glue-point="10" draw:end-shape="id3" draw:end-glue-point="6" svg:d="m3675 1130h447v2h446">
            <text:p/>
          </draw:connector>
          <draw:connector draw:style-name="gr3" draw:text-style-name="P1" draw:layer="layout" svg:x1="5.763cm" svg:y1="1.132cm" svg:x2="6.553cm" svg:y2="1.133cm" draw:start-shape="id3" draw:start-glue-point="10" draw:end-shape="id8" draw:end-glue-point="6" svg:d="m5763 1132h395v1h395">
            <text:p/>
          </draw:connector>
          <draw:connector draw:style-name="gr3" draw:text-style-name="P1" draw:layer="layout" svg:x1="7.748cm" svg:y1="1.133cm" svg:x2="8.538cm" svg:y2="1.134cm" draw:start-shape="id8" draw:start-glue-point="10" draw:end-shape="id5" draw:end-glue-point="6" svg:d="m7748 1133h395v1h395">
            <text:p/>
          </draw:connector>
          <draw:frame draw:style-name="gr5" draw:text-style-name="P1" draw:layer="layout" svg:width="0.811cm" svg:height="0.843cm" svg:x="0.533cm" svg:y="0.679cm">
            <draw:image xlink:href="Pictures/100002010000005C0000005C0ED5BA48.png" xlink:type="simple" xlink:show="embed" xlink:actuate="onLoad">
              <text:p/>
            </draw:image>
          </draw:frame>
          <draw:frame draw:style-name="gr6" draw:text-style-name="P1" draw:layer="layout" svg:width="0.881cm" svg:height="0.991cm" svg:x="2.622cm" svg:y="0.679cm">
            <draw:image xlink:href="Pictures/10000201000000640000006C02CA44AE.png" xlink:type="simple" xlink:show="embed" xlink:actuate="onLoad">
              <text:p/>
            </draw:image>
          </draw:frame>
          <draw:frame draw:style-name="gr7" draw:text-style-name="P1" draw:layer="layout" svg:width="0.811cm" svg:height="0.843cm" svg:x="4.709cm" svg:y="0.679cm">
            <draw:image xlink:href="Pictures/100002010000005C0000005CACE913AC.png" xlink:type="simple" xlink:show="embed" xlink:actuate="onLoad">
              <text:p/>
            </draw:image>
          </draw:frame>
          <draw:frame draw:style-name="gr8" draw:text-style-name="P1" draw:layer="layout" svg:width="0.881cm" svg:height="0.991cm" svg:x="6.798cm" svg:y="0.679cm">
            <draw:image xlink:href="Pictures/10000201000000640000006C5D309D9D.png" xlink:type="simple" xlink:show="embed" xlink:actuate="onLoad">
              <text:p/>
            </draw:image>
          </draw:frame>
          <draw:frame draw:style-name="gr9" draw:text-style-name="P1" draw:layer="layout" svg:width="0.809cm" svg:height="0.843cm" svg:x="8.678cm" svg:y="0.679cm">
            <draw:image xlink:href="Pictures/100002010000005C0000005CEF66D77E.png" xlink:type="simple" xlink:show="embed" xlink:actuate="onLoad">
              <text:p/>
            </draw:image>
          </draw:frame>
          <draw:frame draw:style-name="gr10" draw:text-style-name="P1" draw:layer="layout" svg:width="0.882cm" svg:height="0.992cm" svg:x="0.533cm" svg:y="2.418cm">
            <draw:image xlink:href="Pictures/10000201000000640000006C84D68550.png" xlink:type="simple" xlink:show="embed" xlink:actuate="onLoad">
              <text:p/>
            </draw:image>
          </draw:frame>
          <draw:frame draw:style-name="gr11" draw:text-style-name="P1" draw:layer="layout" svg:width="0.882cm" svg:height="0.992cm" svg:x="4.709cm" svg:y="2.418cm">
            <draw:image xlink:href="Pictures/10000201000000640000006C51352CAD.png" xlink:type="simple" xlink:show="embed" xlink:actuate="onLoad">
              <text:p/>
            </draw:image>
          </draw:frame>
          <draw:frame draw:style-name="gr12" draw:text-style-name="P1" draw:layer="layout" svg:width="0.88cm" svg:height="0.992cm" svg:x="8.678cm" svg:y="2.418cm">
            <draw:image xlink:href="Pictures/10000201000000640000006C9E8915CD.png" xlink:type="simple" xlink:show="embed" xlink:actuate="onLoad">
              <text:p/>
            </draw:image>
          </draw:frame>
        </draw:g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6cm" svg:stroke-color="#c0c0c0" draw:marker-start-width="1.2cm" draw:marker-end-width="1.2cm" draw:fill-gradient-name="Gradient_20_7" draw:fill-hatch-name="Hatch_20_1" draw:fill-image-name="Bitmape_20_1"/>
    </style:style>
    <style:style style:name="arrows" style:family="graphic" style:parent-style-name="standard">
      <style:graphic-properties draw:stroke-dash="Dash_20_2" svg:stroke-width="0.102cm" draw:marker-start-width="0.457cm" draw:marker-end="Arrow" draw:marker-end-width="0.457cm" draw:fill-gradient-name="Gradient_20_7" draw:fill-hatch-name="Hatch_20_1" draw:fill-image-name="Bitmape_20_1" draw:fill-image-width="0cm" draw:fill-image-height="0cm"/>
    </style:style>
    <style:style style:name="distri_5f_bars" style:display-name="distri_bars" style:family="graphic" style:parent-style-name="standard">
      <style:graphic-properties draw:stroke-dash="Dash_20_2" svg:stroke-width="0.1cm" draw:marker-start-width="0.45cm" draw:marker-end-width="0.45cm" draw:fill-gradient-name="Gradient_20_7" draw:fill-hatch-name="Hatch_20_1" draw:fill-image-name="Bitmape_20_1"/>
    </style:style>
    <style:style style:name="node" style:family="graphic" style:parent-style-name="standard">
      <style:graphic-properties draw:stroke-dash="Dash_20_2" draw:fill-color="#e6e6e6" draw:fill-gradient-name="Gradient_20_8" draw:fill-hatch-name="Hatch_20_1" draw:fill-image-name="Bitmape_20_1" draw:fill-image-width="0cm" draw:fill-image-height="0cm" draw:shadow-offset-x="0.305cm" draw:shadow-offset-y="0.305cm"/>
    </style:style>
    <style:style style:name="observed_20_node" style:display-name="observed node" style:family="graphic">
      <style:graphic-properties svg:stroke-width="0.051cm" draw:marker-start-width="0.279cm" draw:marker-end-width="0.279cm" draw:fill="hatch" draw:fill-color="#cccccc" draw:fill-hatch-name="Black_20_45_20_Degrees_20_Wide" draw:fill-hatch-solid="true" draw:fill-image-width="0cm" draw:fill-image-height="0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008cm" fo:page-height="3.8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537cm" svg:x="1cm" svg:y="4.152cm" draw:page-number="1"/>
      <draw:page-thumbnail draw:layer="backgroundobjects" svg:width="9.294cm" svg:height="3.537cm" svg:x="1cm" svg:y="12.2cm"/>
      <draw:page-thumbnail draw:layer="backgroundobjects" svg:width="9.294cm" svg:height="3.537cm" svg:x="1cm" svg:y="20.248cm"/>
      <draw:page-thumbnail draw:layer="backgroundobjects" svg:width="9.294cm" svg:height="3.537cm" svg:x="11.295cm" svg:y="4.152cm"/>
      <draw:page-thumbnail draw:layer="backgroundobjects" svg:width="9.294cm" svg:height="3.537cm" svg:x="11.295cm" svg:y="12.2cm"/>
      <draw:page-thumbnail draw:layer="backgroundobjects" svg:width="9.294cm" svg:height="3.537cm" svg:x="11.295cm" svg:y="20.248cm"/>
    </style:handout-master>
    <style:master-page style:name="Default" style:page-layout-name="PM1" draw:style-name="Mdp1">
      <draw:frame presentation:style-name="Default-title" draw:layer="backgroundobjects" svg:width="9.007cm" svg:height="0.636cm" svg:x="0.5cm" svg:y="0.152cm" presentation:class="title" presentation:placeholder="true">
        <draw:text-box/>
      </draw:frame>
      <draw:frame presentation:style-name="Default-outline1" draw:layer="backgroundobjects" svg:width="9.007cm" svg:height="14.908cm" svg:x="0.5cm" svg:y="0.891cm" presentation:class="outline" presentation:placeholder="true">
        <draw:text-box/>
      </draw:frame>
      <draw:frame presentation:style-name="Mpr1" draw:text-style-name="MP1" draw:layer="backgroundobjects" svg:width="2.332cm" svg:height="0.263cm" svg:x="0.5cm" svg:y="3.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3cm" svg:height="0.263cm" svg:x="3.422cm" svg:y="3.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2cm" svg:height="0.263cm" svg:x="7.175cm" svg:y="3.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09T01:03:14</meta:creation-date>
    <meta:editing-duration>PT01H27M32S</meta:editing-duration>
    <meta:editing-cycles>21</meta:editing-cycles>
    <dc:date>2011-09-17T15:42:29</dc:date>
    <meta:generator>OpenOffice.org/3.2$Unix OpenOffice.org_project/320m19$Build-9505</meta:gener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